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Standard">
      <style:paragraph-properties fo:text-align="start" style:justify-single-word="false" style:text-autospace="none" style:writing-mode="lr-tb"/>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8pt" style:font-style-complex="normal" style:font-weight-complex="normal" style:text-emphasize="none" style:text-overline-style="none" style:text-overline-color="font-color"/>
    </style:style>
    <style:style style:name="P2" style:family="paragraph" style:parent-style-name="Standard">
      <style:paragraph-properties fo:text-align="start" style:justify-single-word="false" style:text-autospace="none" style:writing-mode="lr-tb"/>
      <style:text-properties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3" style:family="paragraph" style:parent-style-name="Standard">
      <style:paragraph-properties fo:text-align="start" style:justify-single-word="false" style:text-autospace="none" style:writing-mode="lr-tb"/>
      <style:text-properties fo:color="#ffd32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4" style:family="paragraph" style:parent-style-name="Standard">
      <style:paragraph-properties fo:text-align="start" style:justify-single-word="false" style:text-autospace="none" style:writing-mode="lr-tb"/>
      <style:text-properties fo:color="#9999ff"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5" style:family="paragraph" style:parent-style-name="Standard">
      <style:paragraph-properties fo:text-align="start" style:justify-single-word="false" style:text-autospace="none" style:writing-mode="lr-tb"/>
      <style:text-properties fo:color="#aecf00"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6" style:family="paragraph" style:parent-style-name="Standard">
      <style:paragraph-properties fo:text-align="start" style:justify-single-word="false" style:text-autospace="none" style:writing-mode="lr-tb"/>
      <style:text-properties fo:color="#ff950e"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P7" style:family="paragraph" style:parent-style-name="Standard">
      <style:paragraph-properties fo:text-align="start" style:justify-single-word="false" style:text-autospace="none" style:writing-mode="lr-tb"/>
      <style:text-properties fo:color="#83caff" style:text-outline="false" style:text-line-through-style="none" style:font-name="Arial Unicode MS"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text-overline-style="none" style:text-overline-color="font-color"/>
    </style:style>
    <style:style style:name="T1" style:family="text">
      <style:text-properties style:font-name="ＭＳ Ｐゴシック" style:font-name-asian="ＭＳ Ｐゴシック" style:font-name-complex="ＭＳ Ｐゴシック"/>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メモ</text:p>
      <text:p text:style-name="P2"/>
      <text:p text:style-name="P2">"Input" page</text:p>
      <text:p text:style-name="P5">緑色セル</text:p>
      <text:p text:style-name="P2">問題がなくて翻訳しました。</text:p>
      <text:p text:style-name="P2">選択肢のセルで、金額をフランスの事態に直しました。</text:p>
      <text:p text:style-name="P6">オレンジセル</text:p>
      <text:p text:style-name="P2">この文章は二回に現れて、二回目をオレンジにしました（それなのに翻訳しました）。</text:p>
      <text:p text:style-name="P2">ｉ202からｉ206までのセル　　と　　ｉ231からｉ235までセル　　は同じセルです。</text:p>
      <text:p text:style-name="P2">ｉ261からｉ268までのセル　　と　　ｉ271からｉ278までセル　　は同じセルです。</text:p>
      <text:p text:style-name="P2">ｉ061からｉ064までのセル　　と　　ｉ091からｉ094までセル　　は同じセルです。</text:p>
      <text:p text:style-name="P2">ｉ633は、C141セルがｉ601のC138セルと同じで、H141セルがｉ632のH140と同じです。</text:p>
      <text:p text:style-name="P7">水色セル</text:p>
      <text:p text:style-name="P2">フランスでは、人はあまりお風呂を持っていません。持ったら、あまり使いません。お風呂について水色セルはフランスの場合をあまり適していません。</text:p>
      <text:p text:style-name="P2">トイレも、とてもシンプルです。</text:p>
      <text:p text:style-name="P2">加湿器も全然使いません。</text:p>
      <text:p text:style-name="P2">そんなにたくさん雪が降らないから、融雪機も使いません。</text:p>
      <text:p text:style-name="P3">黄色セル</text:p>
      <text:p text:style-name="P2">ｉ022　このセルの内容をあまり分からなかったです。</text:p>
      <text:p text:style-name="P2">ｉ211　このセルも内容を分からなかったです。</text:p>
      <text:p text:style-name="P2">ｉ082　フランスでは、契約種類は電気会社によってものです。それで、前の選択肢によって答えが違っています。</text:p>
      <text:p text:style-name="P4">紫色セル</text:p>
      <text:p text:style-name="P2">時々、フランスとあまり関係がありません場合で、新しいセルを書いて付け加えます。そのセルは「持っていない」、「使わない」などのような選択肢です。</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Ｐゴシック" svg:font-family="'ＭＳ Ｐゴシック'"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ustine Peyceré</meta:initial-creator>
    <meta:creation-date>2017-11-03T09:07:42</meta:creation-date>
    <dc:date>2018-07-09T19:57:38</dc:date>
    <dc:creator>Faustine Peyceré</dc:creator>
    <meta:editing-duration>P8DT9H22M49S</meta:editing-duration>
    <meta:editing-cycles>16</meta:editing-cycles>
    <meta:generator>OpenOffice/4.0.1$Unix OpenOffice.org_project/401m5$Build-9714</meta:generator>
    <meta:document-statistic meta:table-count="0" meta:image-count="0" meta:object-count="0" meta:page-count="1" meta:paragraph-count="22" meta:word-count="513" meta:character-count="592"/>
  </office:meta>
</office:document-meta>
</file>